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3">
      <style:graphic-properties draw:stroke="solid" svg:stroke-width="0.035cm" svg:stroke-color="#000000" draw:stroke-linejoin="miter" draw:fill="solid" draw:fill-color="#4472c4" draw:opacity="100%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ed4c05" draw:textarea-vertical-align="middle" draw:auto-grow-height="false" draw:fit-to-size="false" style:shrink-to-fit="false" fo:min-height="0.284cm" fo:min-width="0.03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851cm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5cm" fo:min-width="0.56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35cm" svg:stroke-color="#000000" draw:stroke-linejoin="miter" draw:fill="solid" draw:fill-color="#729fcf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35cm" svg:stroke-color="#000000" draw:stroke-linejoin="miter" draw:fill="solid" draw:fill-color="#3faf46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35cm" svg:stroke-color="#000000" draw:stroke-linejoin="miter" draw:fill="solid" draw:fill-color="#f10d0c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56cm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35cm" svg:stroke-color="#000000" draw:stroke-linejoin="miter" draw:fill="solid" draw:fill-color="#ffc000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35cm" svg:stroke-color="#000000" draw:stroke-linejoin="miter" draw:fill="solid" draw:fill-color="#729fcf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035cm" svg:stroke-color="#000000" draw:stroke-linejoin="miter" draw:fill="solid" draw:fill-color="#729fcf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solid" svg:stroke-width="0.035cm" svg:stroke-color="#000000" draw:stroke-linejoin="miter" draw:fill="solid" draw:fill-color="#3faf46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solid" svg:stroke-width="0.035cm" svg:stroke-color="#000000" draw:stroke-linejoin="miter" draw:fill="solid" draw:fill-color="#3faf46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35cm" svg:stroke-color="#000000" draw:stroke-linejoin="miter" draw:fill="solid" draw:fill-color="#f10d0c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35cm" svg:stroke-color="#000000" draw:stroke-linejoin="miter" draw:fill="solid" draw:fill-color="#f10d0c" draw:opacity="100%" draw:textarea-vertical-align="middle" draw:auto-grow-height="false" draw:fit-to-size="false" style:shrink-to-fit="false" fo:min-height="0.284cm" fo:min-width="0.56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4472c4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ed4c05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c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10d0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17" style:family="paragraph">
      <loext:graphic-properties draw:fill="solid" draw:fill-color="#ffc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8" style:family="paragraph">
      <loext:graphic-properties draw:fill="solid" draw:fill-color="#8d1d75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9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0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1" style:family="paragraph">
      <loext:graphic-properties draw:fill="solid" draw:fill-color="#f10d0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text-position="-8% 58%"/>
    </style:style>
    <style:style style:name="T6" style:family="text">
      <style:text-properties fo:color="#000000" loext:opacity="100%" fo:font-size="18pt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000000" loext:opacity="100%" fo:font-size="12pt" fo:font-weight="bold" style:font-size-asian="12pt" style:font-size-complex="12pt"/>
    </style:style>
    <style:style style:name="T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3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7.535cm" svg:height="7.537cm" draw:transform="rotate (1.5707963267949) translate (21.8cm 11.0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3" draw:layer="layout" svg:x1="1.906cm" svg:y1="3.696cm" svg:x2="1.907cm" svg:y2="11.232cm">
          <text:p/>
        </draw:line>
        <draw:custom-shape draw:name="Rectangle 9" draw:style-name="gr4" draw:text-style-name="P4" draw:layer="layout" svg:width="0.533cm" svg:height="0.533cm" draw:transform="rotate (-1.5707963267949) translate (27.006cm 5.70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5" draw:text-style-name="P3" draw:layer="layout" svg:width="5.112cm" svg:height="0.001cm" svg:x="2.479cm" svg:y="5.4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6" draw:layer="layout" svg:width="1.083cm" svg:height="1.434cm" svg:x="7.966cm" svg:y="6.377cm">
          <text:p text:style-name="P5"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6" draw:layer="layout" svg:width="1.325cm" svg:height="1.436cm" svg:x="16.871cm" svg:y="6.815cm">
          <text:p text:style-name="P5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8" draw:text-style-name="P8" draw:layer="layout" svg:width="2.138cm" svg:height="1.012cm" draw:transform="rotate (1.5707963267949) translate (0.632cm 8.247cm)">
          <text:p text:style-name="P7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9" draw:text-style-name="P8" draw:layer="layout" svg:width="2.129cm" svg:height="1.013cm" svg:x="4.018cm" svg:y="2.029cm">
          <text:p text:style-name="P7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3" draw:layer="layout" svg:x1="2.352cm" svg:y1="3.231cm" svg:x2="7.748cm" svg:y2="3.231cm">
          <text:p/>
        </draw:line>
        <draw:line draw:name="Straight Connector 6_2" draw:style-name="gr3" draw:text-style-name="P3" draw:layer="layout" svg:x1="21.34cm" svg:y1="3.59cm" svg:x2="21.341cm" svg:y2="11.126cm">
          <text:p/>
        </draw:line>
        <draw:custom-shape draw:name="TextBox 22_2" draw:style-name="gr10" draw:text-style-name="P8" draw:layer="layout" svg:width="2.138cm" svg:height="1.012cm" draw:transform="rotate (1.5707963267949) translate (20.266cm 8.314cm)">
          <text:p text:style-name="P7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3" draw:layer="layout" svg:x1="29.293cm" svg:y1="3.115cm" svg:x2="21.756cm" svg:y2="3.116cm">
          <text:p/>
        </draw:line>
        <draw:custom-shape draw:name="TextBox 28_0" draw:style-name="gr11" draw:text-style-name="P8" draw:layer="layout" svg:width="2.137cm" svg:height="1.011cm" svg:x="24.485cm" svg:y="1.913cm">
          <text:p text:style-name="P7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9" draw:layer="layout" svg:width="2.792cm" svg:height="0.962cm" svg:x="3.673cm" svg:y="7.684cm">
          <draw:text-box>
            <text:p>Matrix A</text:p>
          </draw:text-box>
        </draw:frame>
        <draw:frame draw:style-name="gr13" draw:text-style-name="P9" draw:layer="layout" svg:width="3.372cm" svg:height="1.673cm" svg:x="23.828cm" svg:y="8.077cm">
          <draw:text-box>
            <text:p>Matrix C</text:p>
          </draw:text-box>
        </draw:frame>
        <draw:custom-shape draw:name="TextBox 21" draw:style-name="gr14" draw:text-style-name="P8" draw:layer="layout" svg:width="5.041cm" svg:height="1.011cm" svg:x="23.907cm" svg:y="4.267cm">
          <text:p text:style-name="P7"><text:span text:style-name="T3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9" draw:layer="layout" svg:width="2.437cm" svg:height="0.962cm" svg:x="3.429cm" svg:y="4.372cm">
          <draw:text-box>
            <text:p>Row i0</text:p>
          </draw:text-box>
        </draw:frame>
        <draw:custom-shape draw:name="Rectangle 2" draw:style-name="gr16" draw:text-style-name="P1" draw:layer="layout" svg:width="5.386cm" svg:height="7.536cm" draw:transform="rotate (1.5707963267949) translate (11.133cm 9.64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3" draw:text-style-name="P3" draw:layer="layout" svg:x1="11.049cm" svg:y1="3.367cm" svg:x2="18.585cm" svg:y2="3.367cm">
          <text:p/>
        </draw:line>
        <draw:custom-shape draw:name="Straight Arrow Connector 1" draw:style-name="gr5" draw:text-style-name="P3" draw:layer="layout" svg:width="5.112cm" svg:height="0.001cm" draw:transform="rotate (-1.5707963267949) translate (13.971cm 4.3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" draw:style-name="gr17" draw:text-style-name="P8" draw:layer="layout" svg:width="2.138cm" svg:height="1.013cm" svg:x="13.589cm" svg:y="2.1cm">
          <text:p text:style-name="P7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 1" draw:style-name="gr18" draw:text-style-name="P8" draw:layer="layout" svg:width="2.13cm" svg:height="1.013cm" draw:transform="rotate (1.5707963267949) translate (9.147cm 8.164cm)">
          <text:p text:style-name="P7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2" draw:style-name="gr3" draw:text-style-name="P3" draw:layer="layout" svg:x1="10.541cm" svg:y1="9.652cm" svg:x2="10.541cm" svg:y2="4.256cm">
          <text:p/>
        </draw:line>
        <draw:frame draw:style-name="gr19" draw:text-style-name="P9" draw:layer="layout" svg:width="3.054cm" svg:height="0.962cm" svg:x="14.605cm" svg:y="6.723cm">
          <draw:text-box>
            <text:p>Matrix B</text:p>
          </draw:text-box>
        </draw:frame>
        <draw:frame draw:style-name="gr20" draw:text-style-name="P9" draw:layer="layout" svg:width="3.351cm" svg:height="0.962cm" svg:x="14.097cm" svg:y="4.564cm">
          <draw:text-box>
            <text:p>Column i1</text:p>
          </draw:text-box>
        </draw:frame>
        <draw:custom-shape draw:name="Rectangle 10" draw:style-name="gr21" draw:text-style-name="P10" draw:layer="layout" svg:width="1.067cm" svg:height="0.533cm" draw:transform="rotate (-1.5707963267949) translate (13.407cm 4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11" draw:layer="layout" svg:width="1.067cm" svg:height="0.533cm" draw:transform="rotate (-1.5707963267949) translate (13.404cm 5.3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3" draw:text-style-name="P10" draw:layer="layout" svg:width="1.067cm" svg:height="0.533cm" svg:x="2.357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4" draw:text-style-name="P11" draw:layer="layout" svg:width="1.067cm" svg:height="0.533cm" svg:x="3.433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" draw:text-style-name="P10" draw:layer="layout" svg:width="1.067cm" svg:height="0.533cm" svg:x="2.35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" draw:text-style-name="P11" draw:layer="layout" svg:width="1.067cm" svg:height="0.533cm" svg:x="3.4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7" draw:text-style-name="P10" draw:layer="layout" svg:width="1.067cm" svg:height="0.533cm" draw:transform="rotate (-1.5707963267949) translate (12.877cm 4.25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8" draw:text-style-name="P10" draw:layer="layout" svg:width="1.067cm" svg:height="0.533cm" draw:transform="rotate (-1.5707963267949) translate (12.344cm 4.25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11" draw:layer="layout" svg:width="1.067cm" svg:height="0.533cm" draw:transform="rotate (-1.5707963267949) translate (12.878cm 5.3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11" draw:layer="layout" svg:width="1.067cm" svg:height="0.533cm" draw:transform="rotate (-1.5707963267949) translate (12.346cm 5.3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12" draw:layer="layout" svg:width="1.067cm" svg:height="0.533cm" svg:x="4.509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13" draw:layer="layout" svg:width="1.067cm" svg:height="0.533cm" svg:x="5.585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3" draw:text-style-name="P14" draw:layer="layout" svg:width="1.067cm" svg:height="0.533cm" svg:x="6.657cm" svg:y="5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4" draw:text-style-name="P12" draw:layer="layout" svg:width="1.067cm" svg:height="0.533cm" svg:x="4.50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13" draw:layer="layout" svg:width="1.067cm" svg:height="0.533cm" svg:x="5.58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6" draw:text-style-name="P14" draw:layer="layout" svg:width="1.067cm" svg:height="0.533cm" svg:x="6.65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7" draw:text-style-name="P12" draw:layer="layout" svg:width="1.067cm" svg:height="0.533cm" draw:transform="rotate (-1.5707963267949) translate (13.404cm 6.40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8" draw:text-style-name="P14" draw:layer="layout" svg:width="1.067cm" svg:height="0.533cm" draw:transform="rotate (-1.5707963267949) translate (13.408cm 8.5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9" draw:text-style-name="P13" draw:layer="layout" svg:width="1.067cm" svg:height="0.533cm" draw:transform="rotate (-1.5707963267949) translate (13.404cm 7.4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0" draw:text-style-name="P12" draw:layer="layout" svg:width="1.067cm" svg:height="0.533cm" draw:transform="rotate (-1.5707963267949) translate (12.88cm 6.4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1" draw:text-style-name="P12" draw:layer="layout" svg:width="1.067cm" svg:height="0.533cm" draw:transform="rotate (-1.5707963267949) translate (12.344cm 6.4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2" draw:text-style-name="P13" draw:layer="layout" svg:width="1.067cm" svg:height="0.533cm" draw:transform="rotate (-1.5707963267949) translate (12.88cm 7.4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3" draw:text-style-name="P13" draw:layer="layout" svg:width="1.067cm" svg:height="0.533cm" draw:transform="rotate (-1.5707963267949) translate (12.344cm 7.4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4" draw:text-style-name="P14" draw:layer="layout" svg:width="1.067cm" svg:height="0.533cm" draw:transform="rotate (-1.5707963267949) translate (12.88cm 8.5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5" draw:text-style-name="P14" draw:layer="layout" svg:width="1.067cm" svg:height="0.533cm" draw:transform="rotate (-1.5707963267949) translate (12.344cm 8.5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4" draw:layer="layout" svg:width="0.533cm" svg:height="0.533cm" draw:transform="rotate (-1.5707963267949) translate (27.007cm 6.2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" draw:text-style-name="P4" draw:layer="layout" svg:width="0.533cm" svg:height="0.533cm" draw:transform="rotate (-1.5707963267949) translate (27.54cm 6.2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4" draw:layer="layout" svg:width="0.533cm" svg:height="0.533cm" draw:transform="rotate (-1.5707963267949) translate (27.54cm 5.70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4" draw:layer="layout" svg:width="0.533cm" svg:height="0.533cm" draw:transform="rotate (-1.5707963267949) translate (26.473cm 5.70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4" draw:layer="layout" svg:width="0.533cm" svg:height="0.533cm" draw:transform="rotate (-1.5707963267949) translate (26.474cm 6.2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6" draw:text-style-name="P10" draw:layer="layout" svg:width="1.067cm" svg:height="0.533cm" svg:x="10.203cm" svg:y="11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7" draw:text-style-name="P10" draw:layer="layout" svg:width="1.067cm" svg:height="0.533cm" svg:x="10.203cm" svg:y="12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" draw:style-name="gr3" draw:text-style-name="P3" draw:layer="layout" svg:x1="9.807cm" svg:y1="11.966cm" svg:x2="9.822cm" svg:y2="13.036cm">
          <text:p/>
        </draw:line>
        <draw:frame draw:style-name="gr48" draw:text-style-name="P15" draw:layer="layout" svg:width="1.056cm" svg:height="0.962cm" svg:x="8.624cm" svg:y="11.966cm">
          <draw:text-box>
            <text:p><text:span text:style-name="T4">L</text:span><text:span text:style-name="T5">0</text:span></text:p>
          </draw:text-box>
        </draw:frame>
        <draw:custom-shape draw:name="Rectangle 37" draw:style-name="gr49" draw:text-style-name="P10" draw:layer="layout" svg:width="1.067cm" svg:height="0.533cm" svg:x="15.012cm" svg:y="11.7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50" draw:text-style-name="P10" draw:layer="layout" svg:width="1.067cm" svg:height="0.533cm" svg:x="15.012cm" svg:y="12.2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3" draw:text-style-name="P3" draw:layer="layout" svg:x1="14.616cm" svg:y1="11.703cm" svg:x2="14.616cm" svg:y2="13.313cm">
          <text:p/>
        </draw:line>
        <draw:frame draw:style-name="gr48" draw:text-style-name="P15" draw:layer="layout" svg:width="1.056cm" svg:height="0.962cm" svg:x="13.617cm" svg:y="11.957cm">
          <draw:text-box>
            <text:p><text:span text:style-name="T4">L</text:span><text:span text:style-name="T5">1</text:span></text:p>
          </draw:text-box>
        </draw:frame>
        <draw:custom-shape draw:name="Rectangle 39" draw:style-name="gr51" draw:text-style-name="P10" draw:layer="layout" svg:width="1.067cm" svg:height="0.533cm" svg:x="15.012cm" svg:y="12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5" draw:layer="layout" svg:width="6.382cm" svg:height="0.962cm" svg:x="9.91cm" svg:y="14.703cm">
          <draw:text-box>
            <text:p><text:span text:style-name="T4">Local memory usage</text:span></text:p>
          </draw:text-box>
        </draw:frame>
        <draw:custom-shape draw:name="Rectangle 40" draw:style-name="gr4" draw:text-style-name="P4" draw:layer="layout" svg:width="0.533cm" svg:height="0.533cm" draw:transform="rotate (-1.5707963267949) translate (20.345cm 12.74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5" draw:layer="layout" svg:width="0.875cm" svg:height="0.962cm" svg:x="20.485cm" svg:y="12.547cm">
          <draw:text-box>
            <text:p><text:span text:style-name="T4">=</text:span></text:p>
          </draw:text-box>
        </draw:frame>
        <draw:custom-shape draw:name="Rectangle 41" draw:style-name="gr54" draw:text-style-name="P17" draw:layer="layout" svg:width="1.067cm" svg:height="0.533cm" svg:x="21.464cm" svg:y="12.1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55" draw:text-style-name="P17" draw:layer="layout" svg:width="1.067cm" svg:height="0.533cm" svg:x="21.46cm" svg:y="13.2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5" draw:layer="layout" svg:width="0.875cm" svg:height="0.962cm" svg:x="22.386cm" svg:y="12.547cm">
          <draw:text-box>
            <text:p><text:span text:style-name="T4">+</text:span></text:p>
          </draw:text-box>
        </draw:frame>
        <draw:frame draw:style-name="gr56" draw:text-style-name="P15" draw:layer="layout" svg:width="0.68cm" svg:height="0.962cm" svg:x="21.637cm" svg:y="12.347cm">
          <draw:text-box>
            <text:p><text:span text:style-name="T4">.</text:span></text:p>
          </draw:text-box>
        </draw:frame>
        <draw:custom-shape draw:name="Rectangle 43" draw:style-name="gr57" draw:text-style-name="P18" draw:layer="layout" svg:width="1.067cm" svg:height="0.533cm" svg:x="23.164cm" svg:y="12.1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8" draw:text-style-name="P18" draw:layer="layout" svg:width="1.067cm" svg:height="0.533cm" svg:x="23.16cm" svg:y="13.2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5" draw:layer="layout" svg:width="0.68cm" svg:height="0.962cm" svg:x="23.337cm" svg:y="12.347cm">
          <draw:text-box>
            <text:p><text:span text:style-name="T4">.</text:span></text:p>
          </draw:text-box>
        </draw:frame>
        <draw:custom-shape draw:name="Rectangle 45" draw:style-name="gr59" draw:text-style-name="P19" draw:layer="layout" svg:width="1.067cm" svg:height="0.533cm" svg:x="24.864cm" svg:y="12.1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0" draw:text-style-name="P19" draw:layer="layout" svg:width="1.067cm" svg:height="0.533cm" svg:x="24.86cm" svg:y="13.2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5" draw:layer="layout" svg:width="0.68cm" svg:height="0.962cm" svg:x="25.037cm" svg:y="12.347cm">
          <draw:text-box>
            <text:p><text:span text:style-name="T4">.</text:span></text:p>
          </draw:text-box>
        </draw:frame>
        <draw:custom-shape draw:name="Rectangle 47" draw:style-name="gr61" draw:text-style-name="P20" draw:layer="layout" svg:width="1.067cm" svg:height="0.533cm" svg:x="26.464cm" svg:y="12.1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2" draw:text-style-name="P20" draw:layer="layout" svg:width="1.067cm" svg:height="0.533cm" svg:x="26.46cm" svg:y="13.2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5" draw:layer="layout" svg:width="0.68cm" svg:height="0.962cm" svg:x="26.637cm" svg:y="12.347cm">
          <draw:text-box>
            <text:p><text:span text:style-name="T4">.</text:span></text:p>
          </draw:text-box>
        </draw:frame>
        <draw:custom-shape draw:name="Rectangle 49" draw:style-name="gr63" draw:text-style-name="P21" draw:layer="layout" svg:width="1.067cm" svg:height="0.533cm" svg:x="28.164cm" svg:y="12.192cm">
          <text:p text:style-name="P16"><text:span text:style-name="T6">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4" draw:text-style-name="P21" draw:layer="layout" svg:width="1.067cm" svg:height="0.533cm" svg:x="28.16cm" svg:y="13.276cm">
          <text:p text:style-name="P16"><text:span text:style-name="T6">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5" draw:layer="layout" svg:width="0.68cm" svg:height="0.962cm" svg:x="28.337cm" svg:y="12.347cm">
          <draw:text-box>
            <text:p><text:span text:style-name="T4">.</text:span></text:p>
          </draw:text-box>
        </draw:frame>
        <draw:frame draw:style-name="gr53" draw:text-style-name="P15" draw:layer="layout" svg:width="0.875cm" svg:height="0.962cm" svg:x="24.121cm" svg:y="12.547cm">
          <draw:text-box>
            <text:p><text:span text:style-name="T4">+</text:span></text:p>
          </draw:text-box>
        </draw:frame>
        <draw:frame draw:style-name="gr53" draw:text-style-name="P15" draw:layer="layout" svg:width="0.875cm" svg:height="0.962cm" svg:x="25.722cm" svg:y="12.547cm">
          <draw:text-box>
            <text:p><text:span text:style-name="T4">+</text:span></text:p>
          </draw:text-box>
        </draw:frame>
        <draw:frame draw:style-name="gr53" draw:text-style-name="P15" draw:layer="layout" svg:width="0.875cm" svg:height="0.962cm" svg:x="27.323cm" svg:y="12.547cm">
          <draw:text-box>
            <text:p><text:span text:style-name="T4">+</text:span></text:p>
          </draw:text-box>
        </draw:frame>
        <draw:frame draw:style-name="gr65" draw:text-style-name="P22" draw:layer="layout" svg:width="2.441cm" svg:height="0.725cm" svg:x="9.534cm" svg:y="13.747cm">
          <draw:text-box>
            <text:p><text:span text:style-name="T7">chunk_len</text:span></text:p>
          </draw:text-box>
        </draw:frame>
        <draw:line draw:name="Straight Connector 4" draw:style-name="gr3" draw:text-style-name="P3" draw:layer="layout" svg:x1="11.249cm" svg:y1="13.434cm" svg:x2="10.233cm" svg:y2="13.434cm">
          <text:p/>
        </draw:line>
        <draw:frame draw:style-name="gr65" draw:text-style-name="P22" draw:layer="layout" svg:width="2.441cm" svg:height="0.725cm" svg:x="14.323cm" svg:y="13.901cm">
          <draw:text-box>
            <text:p><text:span text:style-name="T7">chunk_len</text:span></text:p>
          </draw:text-box>
        </draw:frame>
        <draw:line draw:name="Straight Connector 5" draw:style-name="gr3" draw:text-style-name="P3" draw:layer="layout" svg:x1="16.049cm" svg:y1="13.622cm" svg:x2="15.033cm" svg:y2="13.622cm">
          <text:p/>
        </draw:line>
        <draw:frame draw:style-name="gr66" draw:text-style-name="P23" draw:layer="layout" svg:width="2.695cm" svg:height="0.725cm" svg:x="14.059cm" svg:y="10.678cm">
          <draw:text-box>
            <text:p><text:span text:style-name="T8">shared_B</text:span></text:p>
          </draw:text-box>
        </draw:frame>
        <draw:frame draw:style-name="gr67" draw:text-style-name="P24" draw:layer="layout" svg:width="2.54cm" svg:height="1.199cm" svg:x="9.361cm" svg:y="10.956cm">
          <draw:text-box>
            <text:p><text:span text:style-name="T9">shared_A</text:span></text:p>
          </draw:text-box>
        </draw:frame>
        <draw:custom-shape draw:name="TextBox 1" draw:style-name="gr68" draw:text-style-name="P6" draw:layer="layout" svg:width="1.325cm" svg:height="1.434cm" svg:x="18.923cm" svg:y="6.567cm">
          <text:p text:style-name="P5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3-06-02T18:14:14.744413920</dc:date>
    <meta:editing-duration>PT2H22M16S</meta:editing-duration>
    <meta:editing-cycles>13</meta:editing-cycles>
    <meta:generator>LibreOffice/7.3.7.2$Linux_X86_64 LibreOffice_project/30$Build-2</meta:generator>
    <meta:document-statistic meta:object-count="94"/>
  </office:meta>
</office:document-meta>
</file>